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3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74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22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5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29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02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4.26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r16" style:family="presentation" style:parent-style-name="Default15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10pt" fo:text-shadow="1pt 1pt" fo:font-weight="bold" style:font-name-asian="Segoe UI" style:font-size-asian="10pt" style:font-weight-asian="bold" style:font-name-complex="Segoe UI" style:font-size-complex="1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Liberation Sans Narrow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P6" style:family="paragraph">
      <style:paragraph-properties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style:text-autospace="none"/>
      <style:text-properties fo:color="#000000" style:font-name="Liberation Sans Narrow" fo:font-size="32pt" fo:text-shadow="none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Liberation Sans Narrow" fo:font-size="32pt" fo:text-shadow="none" fo:font-weight="bold" style:font-name-asian="Segoe UI" style:font-size-asian="32pt" style:font-weight-asian="bold" style:font-name-complex="Segoe UI" style:font-size-complex="32pt" style:font-weight-complex="bold"/>
    </style:style>
    <style:style style:name="P9" style:family="paragraph">
      <style:paragraph-properties fo:margin-left="1.27cm" fo:margin-right="0cm" fo:margin-top="0cm" fo:margin-bottom="0cm" fo:text-indent="-1.27cm" style:text-autospace="none"/>
      <style:text-properties fo:color="#000000" style:font-name="Liberation Sans Narrow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text-indent="-1.27cm" style:text-autospace="none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8.5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Liberation Sans Narrow" fo:font-size="36pt" fo:font-style="normal" fo:text-shadow="none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style:style style:name="T3" style:family="text">
      <style:text-properties fo:color="#000000" style:font-name="Liberation Sans Narrow" fo:font-size="36pt" fo:text-shadow="none" fo:font-weight="bold" style:font-name-asian="Segoe UI" style:font-size-asian="36pt" style:font-weight-asian="bold" style:font-name-complex="Segoe UI" style:font-size-complex="36pt" style:font-weight-complex="bold"/>
    </style:style>
    <style:style style:name="T4" style:family="text">
      <style:text-properties fo:color="#000000" style:font-name="Liberation Sans Narrow" fo:font-size="33pt" fo:text-shadow="none" fo:font-weight="bold" style:font-name-asian="Segoe UI" style:font-size-asian="33pt" style:font-weight-asian="bold" style:font-name-complex="Segoe UI" style:font-size-complex="33pt" style:font-weight-complex="bold"/>
    </style:style>
    <style:style style:name="T5" style:family="text">
      <style:text-properties fo:color="#000000" style:font-name="Liberation Sans Narrow" fo:font-size="35pt" fo:text-shadow="none" fo:font-weight="bold" style:font-name-asian="Segoe UI" style:font-size-asian="35pt" style:font-weight-asian="bold" style:font-name-complex="Segoe UI" style:font-size-complex="35pt" style:font-weight-complex="bold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Liberation Sans Narrow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 Narrow" fo:font-size="35pt" fo:font-style="normal" fo:text-shadow="none" style:text-underline-style="none" fo:font-weight="bold" style:letter-kerning="true" style:font-name-asian="Microsoft YaHei" style:font-size-asian="35pt" style:font-style-asian="normal" style:font-weight-asian="bold" style:font-name-complex="Mangal" style:font-size-complex="3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 Narrow" fo:font-size="32pt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Mangal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908cm" svg:height="4.566cm" svg:x="1.049cm" svg:y="0.609cm">
          <draw:text-box>
            <text:p text:style-name="P1"><text:span text:style-name="T1">HYMN #439</text:span></text:p>
            <text:p text:style-name="P1"><text:span text:style-name="T2">“</text:span><text:span text:style-name="T2">O Dearest Jesus, What Law Hast Thou Broken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5" draw:layer="layout" svg:width="26.924cm" svg:height="6.983cm" svg:x="0.508cm" svg:y="0.762cm">
          <draw:text-box>
            <text:p text:style-name="P4"><text:span text:style-name="T3">1. O dearest Jesus, what law hast Thou broken</text:span><text:span text:style-name="T3"><text:line-break/></text:span><text:span text:style-name="T3"> <text:s text:c="3"/></text:span><text:span text:style-name="T4">That such sharp sentence should on Thee be spoken?</text:span><text:span text:style-name="T3"><text:line-break/></text:span><text:span text:style-name="T3"> <text:s text:c="3"/></text:span><text:span text:style-name="T5">Of what great crime hast Thou to make confession,</text:span><text:span text:style-name="T3"><text:line-break/></text:span><text:span text:style-name="T3"> <text:s text:c="3"/>What dark transgressio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5" draw:layer="layout" svg:width="26.162cm" svg:height="7.795cm" svg:x="1.016cm" svg:y="0.984cm">
          <draw:text-box>
            <text:p text:style-name="P6"><text:span text:style-name="T6">2. They crown Thy head with thorns, they smite, </text:span></text:p>
            <text:p text:style-name="P6"><text:span text:style-name="T6"><text:s text:c="8"/></text:span><text:span text:style-name="T6">they scourge Thee;</text:span><text:span text:style-name="T6"><text:line-break/></text:span><text:span text:style-name="T6"> <text:s text:c="3"/></text:span><text:span text:style-name="T7">With cruel mockings to the cross they urge Thee;</text:span><text:span text:style-name="T7"><text:line-break/></text:span><text:span text:style-name="T7"> <text:s text:c="3"/>They give Thee gall to drink, they still decry Thee;</text:span><text:span text:style-name="T6"><text:line-break/></text:span><text:span text:style-name="T6"> <text:s text:c="3"/>They crucify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5" draw:layer="layout" svg:width="26.416cm" svg:height="7.999cm" svg:x="0.762cm" svg:y="0.891cm">
          <draw:text-box>
            <text:p text:style-name="P6"><text:span text:style-name="T6">3. Whence come these sorrows, whence this mortal </text:span></text:p>
            <text:p text:style-name="P6"><text:span text:style-name="T6"><text:s text:c="8"/></text:span><text:span text:style-name="T6">anguish?</text:span><text:span text:style-name="T6"><text:line-break/></text:span><text:span text:style-name="T6"> <text:s text:c="3"/>It is my sins for which Thou, Lord, must languish;</text:span><text:span text:style-name="T6"><text:line-break/></text:span><text:span text:style-name="T6"> <text:s text:c="3"/>Yea, all the wrath, the woe, Thou dost inherit,</text:span><text:span text:style-name="T6"><text:line-break/></text:span><text:span text:style-name="T6"> <text:s text:c="3"/>This I do me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6" draw:text-style-name="P5" draw:layer="layout" svg:width="26.416cm" svg:height="6.475cm" svg:x="0.762cm" svg:y="0.891cm">
          <draw:text-box>
            <text:p text:style-name="P6"><text:span text:style-name="T6">4. What punishment so strange is suffered yonder!</text:span><text:span text:style-name="T6"><text:line-break/></text:span><text:span text:style-name="T6"> <text:s text:c="3"/></text:span><text:span text:style-name="T7">The Shepherd dies for sheep that loved to wander;</text:span><text:span text:style-name="T6"><text:line-break/></text:span><text:span text:style-name="T6"> <text:s text:c="3"/>The Master pays the debt His servants owe Him,</text:span><text:span text:style-name="T6"><text:line-break/></text:span><text:span text:style-name="T6"> <text:s text:c="3"/>Who would not know Hi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7" draw:text-style-name="P5" draw:layer="layout" svg:width="25.146cm" svg:height="6.779cm" svg:x="1.27cm" svg:y="0.841cm">
          <draw:text-box>
            <text:p text:style-name="P6"><text:span text:style-name="T6">5. The sinless Son of God must die in sadness;</text:span><text:span text:style-name="T6"><text:line-break/></text:span><text:span text:style-name="T6"> <text:s text:c="3"/>The sinful child of man may live in gladness;</text:span><text:span text:style-name="T6"><text:line-break/></text:span><text:span text:style-name="T6"> <text:s text:c="3"/>Man forfeited his life and is acquitted;</text:span><text:span text:style-name="T6"><text:line-break/></text:span><text:span text:style-name="T6"> <text:s text:c="3"/>God is committ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7" draw:text-style-name="P5" draw:layer="layout" svg:width="26.162cm" svg:height="6.779cm" svg:x="1.016cm" svg:y="1.016cm">
          <draw:text-box>
            <text:p text:style-name="P6"><text:span text:style-name="T6">6. There was no spot in me by sin untainted;</text:span><text:span text:style-name="T6"><text:line-break/></text:span><text:span text:style-name="T6"> <text:s text:c="3"/>Sick with sin’s poison, all my heart had fainted;</text:span><text:span text:style-name="T6"><text:line-break/></text:span><text:span text:style-name="T6"> <text:s text:c="3"/>My heavy guilt to hell had well-nigh brought me,</text:span><text:span text:style-name="T6"><text:line-break/></text:span><text:span text:style-name="T6"> <text:s text:c="3"/>Such woe it wrought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8" draw:text-style-name="P8" draw:layer="layout" svg:width="26.162cm" svg:height="7.541cm" svg:x="0.972cm" svg:y="0.961cm">
          <draw:text-box>
            <text:p text:style-name="P7"><text:span text:style-name="T8">7. O wondrous love, whose depth no heart hath sounded,</text:span><text:span text:style-name="T8"><text:line-break/></text:span><text:span text:style-name="T8"> <text:s text:c="3"/>That brought Thee here, by foes and thieves </text:span></text:p>
            <text:p text:style-name="P7"><text:span text:style-name="T8"><text:s text:c="8"/></text:span><text:span text:style-name="T8">surrounded!</text:span><text:span text:style-name="T8"><text:line-break/></text:span><text:span text:style-name="T8"> <text:s text:c="3"/></text:span><text:span text:style-name="T6">All worldly pleasures, heedless, I was trying</text:span><text:span text:style-name="T8"><text:line-break/></text:span><text:span text:style-name="T8"> <text:s text:c="3"/></text:span><text:span text:style-name="T6">While Thou wert dy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7" draw:text-style-name="P5" draw:layer="layout" svg:width="26.162cm" svg:height="6.779cm" svg:x="1.016cm" svg:y="1.016cm">
          <draw:text-box>
            <text:p text:style-name="P6"><text:span text:style-name="T6">8. O mighty King, no time can dim Thy glory!</text:span><text:span text:style-name="T6"><text:line-break/></text:span><text:span text:style-name="T6"> <text:s text:c="3"/>How shall I spread abroad Thy wondrous story?</text:span><text:span text:style-name="T6"><text:line-break/></text:span><text:span text:style-name="T6"> <text:s text:c="3"/>How shall I find some worthy gifts to proffer?</text:span><text:span text:style-name="T6"><text:line-break/></text:span><text:span text:style-name="T6"> <text:s text:c="3"/>What dare I offer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9" draw:text-style-name="P5" draw:layer="layout" svg:width="26.162cm" svg:height="7.766cm" svg:x="1.016cm" svg:y="1.016cm">
          <draw:text-box>
            <text:p text:style-name="P6"><text:span text:style-name="T6">9. For vainly doth our human wisdom ponder—</text:span><text:span text:style-name="T6"><text:line-break/></text:span><text:span text:style-name="T6"> <text:s text:c="3"/>Thy woes, Thy mercy, still transcend our wonder.</text:span><text:span text:style-name="T6"><text:line-break/></text:span><text:span text:style-name="T6"> <text:s text:c="3"/>Oh, how should I do aught that could delight <text:s text:c="3"/></text:span></text:p>
            <text:p text:style-name="P6"><text:span text:style-name="T6"><text:s text:c="8"/></text:span><text:span text:style-name="T6">Thee!</text:span><text:span text:style-name="T6"><text:line-break/></text:span><text:span text:style-name="T6"> <text:s text:c="3"/>Can I requite Thee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9" draw:text-style-name="P5" draw:layer="layout" svg:width="26.162cm" svg:height="7.766cm" svg:x="1.016cm" svg:y="0.587cm">
          <draw:text-box>
            <text:p text:style-name="P6"><text:span text:style-name="T6">10. Yet unrequited, Lord, I would not leave Thee;</text:span><text:span text:style-name="T6"><text:line-break/></text:span><text:span text:style-name="T6"> <text:s text:c="5"/>I will renounce whate’er doth vex or grieve Thee</text:span><text:span text:style-name="T6"><text:line-break/></text:span><text:span text:style-name="T6"> <text:s text:c="5"/>And quench with thoughts of Thee and prayers <text:s text:c="11"/>most lowly</text:span><text:span text:style-name="T6"><text:line-break/></text:span><text:span text:style-name="T6"> <text:s text:c="5"/>All fires unho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7" draw:text-style-name="P5" draw:layer="layout" svg:width="26.162cm" svg:height="6.779cm" svg:x="1.038cm" svg:y="0.918cm">
          <draw:text-box>
            <text:p text:style-name="P6"><text:span text:style-name="T6">11. But since my strength will nevermore suffice me</text:span><text:span text:style-name="T6"><text:line-break/></text:span><text:span text:style-name="T6"> <text:s text:c="5"/>To crucify desires that still entice me,</text:span><text:span text:style-name="T6"><text:line-break/></text:span><text:span text:style-name="T6"> <text:s text:c="5"/>To all good deeds O let Thy Spirit win me</text:span><text:span text:style-name="T6"><text:line-break/></text:span><text:span text:style-name="T6"> <text:s text:c="5"/>And reign within m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9" draw:text-style-name="P5" draw:layer="layout" svg:width="26.162cm" svg:height="7.766cm" svg:x="1.016cm" svg:y="0.87cm">
          <draw:text-box>
            <text:p text:style-name="P6"><text:span text:style-name="T6">12. I’ll think upon Thy mercy without ceasing,</text:span><text:span text:style-name="T6"><text:line-break/></text:span><text:span text:style-name="T6"> <text:s text:c="5"/>That earth’s vain joys to me no more be <text:s/></text:span></text:p>
            <text:p text:style-name="P6"><text:span text:style-name="T6"><text:s text:c="10"/></text:span><text:span text:style-name="T6">pleasing;</text:span><text:span text:style-name="T6"><text:line-break/></text:span><text:span text:style-name="T6"> <text:s text:c="5"/>To do Thy will shall be my sole endeavor</text:span><text:span text:style-name="T6"><text:line-break/></text:span><text:span text:style-name="T6"> <text:s text:c="5"/>Henceforth for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 presentation:presentation-page-layout-name="AL1T0">
        <draw:frame draw:style-name="gr9" draw:text-style-name="P5" draw:layer="layout" svg:width="26.162cm" svg:height="7.766cm" svg:x="1.016cm" svg:y="0.587cm">
          <draw:text-box>
            <text:p text:style-name="P9"><text:span text:style-name="T6">13. Whate’er of earthly good this life may grant me,</text:span><text:span text:style-name="T6"><text:line-break/></text:span><text:span text:style-name="T6"> <text:s/>I’ll risk for Thee; no shame, no cross, shall <text:s/></text:span></text:p>
            <text:p text:style-name="P9"><text:span text:style-name="T6"><text:s text:c="10"/></text:span><text:span text:style-name="T6">daunt me.</text:span><text:span text:style-name="T6"><text:line-break/></text:span><text:span text:style-name="T6"> <text:s/>I shall not fear what foes can do to harm me</text:span><text:span text:style-name="T6"><text:line-break/></text:span><text:span text:style-name="T6"> <text:s/>Nor death alarm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 presentation:presentation-page-layout-name="AL1T0">
        <draw:frame draw:style-name="gr10" draw:text-style-name="P5" draw:layer="layout" svg:width="26.416cm" svg:height="6.271cm" svg:x="0.762cm" svg:y="1.05cm">
          <draw:text-box>
            <text:p text:style-name="P6"><text:span text:style-name="T6">14. But worthless is my sacrifice, I own it;</text:span><text:span text:style-name="T6"><text:line-break/></text:span><text:span text:style-name="T6"> <text:s text:c="5"/>Yet, Lord, for love’s sake Thou wilt not disown it;</text:span><text:span text:style-name="T6"><text:line-break/></text:span><text:span text:style-name="T6"> <text:s text:c="5"/>Thou wilt accept my gift in Thy great meekness</text:span><text:span text:style-name="T6"><text:line-break/></text:span><text:span text:style-name="T6"> <text:s text:c="5"/>Nor shame my weak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15" presentation:presentation-page-layout-name="AL1T0">
        <draw:frame draw:style-name="gr11" draw:text-style-name="P12" draw:layer="layout" svg:width="26.162cm" svg:height="14.519cm" svg:x="0.762cm" svg:y="0.508cm">
          <draw:text-box>
            <text:p text:style-name="P10"><text:span text:style-name="T6">15. And when, dear Lord, before Thy throne in </text:span></text:p>
            <text:p text:style-name="P10"><text:span text:style-name="T6"><text:s text:c="10"/></text:span><text:span text:style-name="T6">heaven</text:span><text:span text:style-name="T6"><text:line-break/></text:span><text:span text:style-name="T6"> To me the crown of joy at last is given,</text:span><text:span text:style-name="T6"><text:line-break/></text:span><text:span text:style-name="T6"> Where sweetest hymns Thy saints forever raise <text:s/></text:span></text:p>
            <text:p text:style-name="P10"><text:span text:style-name="T6"><text:s text:c="10"/></text:span><text:span text:style-name="T6">Thee,</text:span><text:span text:style-name="T6"><text:line-break/></text:span><text:span text:style-name="T6"> I, too, shall praise Thee.</text:span></text:p>
            <text:p text:style-name="P11"><text:span text:style-name="T9"><text:line-break/></text:span><text:span text:style-name="T9"/></text:p>
            <text:p text:style-name="P11"><text:span text:style-name="T9"><text:s text:c="4"/></text:span><text:span text:style-name="T10"><text:s/></text:span><text:span text:style-name="T10">Public domain</text:span></text:p>
            <text:p text:style-name="P11"><text:span text:style-name="T11"/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5-outline1" style:family="presentation">
      <style:graphic-properties draw:stroke="none" draw:fill="none" draw:auto-grow-height="false" draw:fit-to-size="shrink-to-fit" style:shrink-to-fit="true">
        <text:list-style style:name="Default1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outline2" style:family="presentation" style:parent-style-name="Default1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5-outline3" style:family="presentation" style:parent-style-name="Default1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5-outline4" style:family="presentation" style:parent-style-name="Default1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5-outline5" style:family="presentation" style:parent-style-name="Default1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6" style:family="presentation" style:parent-style-name="Default1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7" style:family="presentation" style:parent-style-name="Default1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8" style:family="presentation" style:parent-style-name="Default1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outline9" style:family="presentation" style:parent-style-name="Default1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5-subtitle" style:family="presentation">
      <style:graphic-properties draw:stroke="none" draw:fill="none" draw:textarea-vertical-align="middle">
        <text:list-style style:name="Default1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5-title" style:family="presentation">
      <style:graphic-properties draw:stroke="none" draw:fill="none" draw:textarea-vertical-align="middle">
        <text:list-style style:name="Default1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r49" style:family="presentation" style:parent-style-name="Default15-backgroundobjects">
      <style:graphic-properties draw:stroke="none" draw:fill="none" draw:fill-color="#ffffff" draw:auto-grow-height="false" fo:min-height="1.449cm"/>
    </style:style>
    <style:style style:name="Mpr50" style:family="presentation" style:parent-style-name="Default15-backgroundobjects">
      <style:graphic-properties draw:stroke="none" draw:fill="none" draw:fill-color="#ffffff" draw:auto-grow-height="false" fo:min-height="1.397cm"/>
    </style:style>
    <style:style style:name="Mpr51" style:family="presentation" style:parent-style-name="Default15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2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2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2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5" style:page-layout-name="PM1" draw:style-name="Mdp2">
      <draw:frame presentation:style-name="Default15-title" draw:layer="backgroundobjects" svg:width="25.199cm" svg:height="2.63cm" svg:x="1.4cm" svg:y="0.627cm" presentation:class="title" presentation:placeholder="true">
        <draw:text-box/>
      </draw:frame>
      <draw:frame presentation:style-name="Default15-outline1" draw:layer="backgroundobjects" svg:width="25.199cm" svg:height="9.134cm" svg:x="1.4cm" svg:y="3.685cm" presentation:class="outline" presentation:placeholder="true">
        <draw:text-box/>
      </draw:frame>
      <draw:frame presentation:style-name="Mpr4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>
          <text:p/>
        </draw:image>
      </draw:frame>
      <presentation:notes style:page-layout-name="PM0">
        <draw:page-thumbnail presentation:style-name="Default15-title" draw:layer="backgroundobjects" svg:width="13.968cm" svg:height="10.476cm" svg:x="3.81cm" svg:y="2.123cm" presentation:class="page"/>
        <draw:frame presentation:style-name="Default15-notes" draw:layer="backgroundobjects" svg:width="17.271cm" svg:height="12.572cm" svg:x="2.159cm" svg:y="13.271cm" presentation:class="notes" presentation:placeholder="true">
          <draw:text-box/>
        </draw:frame>
        <draw:frame presentation:style-name="Mpr5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7T21:38:44.556000000</meta:creation-date>
    <dc:title>Hymn template</dc:title>
    <meta:editing-duration>PT22M12S</meta:editing-duration>
    <meta:editing-cycles>7</meta:editing-cycles>
    <meta:generator>LibreOffice/6.0.7.3$Windows_X86_64 LibreOffice_project/dc89aa7a9eabfd848af146d5086077aeed2ae4a5</meta:generator>
    <meta:initial-creator>Arthur Hoch</meta:initial-creator>
    <dc:date>2019-01-13T13:01:44.676000000</dc:date>
    <meta:document-statistic meta:object-count="261"/>
    <meta:template xlink:type="simple" xlink:actuate="onRequest" xlink:title="Hymn template" xlink:href="../../AppData/Roaming/LibreOffice/4/user/template/Worship%20Templsates/Hymn%20template.otp" meta:date="2015-03-17T21:38:44.275000000"/>
  </office:meta>
</office:document-meta>
</file>